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/>
      <style:text-properties officeooo:paragraph-rsid="000bbed8"/>
    </style:style>
    <style:style style:name="P2" style:family="paragraph" style:parent-style-name="List_20_Paragraph" style:list-style-name="WWNum1">
      <style:paragraph-properties fo:margin-top="0cm" fo:margin-bottom="0cm" style:contextual-spacing="false"/>
      <style:text-properties officeooo:paragraph-rsid="000bbed8"/>
    </style:style>
    <style:style style:name="P3" style:family="paragraph" style:parent-style-name="List_20_Paragraph" style:list-style-name="WWNum1">
      <style:paragraph-properties fo:margin-top="0cm" fo:margin-bottom="0.353cm" style:contextual-spacing="false"/>
      <style:text-properties officeooo:paragraph-rsid="000bbed8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0bbed8"/>
    </style:style>
    <style:style style:name="P5" style:family="paragraph" style:parent-style-name="Standard">
      <style:paragraph-properties fo:line-height="100%"/>
      <style:text-properties officeooo:paragraph-rsid="000bbed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officeooo:paragraph-rsid="000bbed8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officeooo:paragraph-rsid="000bbed8"/>
    </style:style>
    <style:style style:name="P8" style:family="paragraph" style:parent-style-name="Standard">
      <style:paragraph-properties fo:text-align="center" style:justify-single-word="false" fo:orphans="0" fo:widows="0">
        <style:tab-stops>
          <style:tab-stop style:position="-0.249cm"/>
        </style:tab-stops>
      </style:paragraph-properties>
      <style:text-properties officeooo:paragraph-rsid="000bbed8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bbed8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line-height="100%"/>
      <style:text-properties style:font-name="Times New Roman" fo:font-size="12pt" fo:font-weight="bold" officeooo:paragraph-rsid="000bbed8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bbed8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4pt" fo:font-weight="normal" officeooo:paragraph-rsid="000bbed8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text-properties officeooo:paragraph-rsid="000bbed8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bbed8"/>
    </style:style>
    <style:style style:name="P15" style:family="paragraph" style:parent-style-name="docdata" style:list-style-name="WWNum2">
      <style:paragraph-properties fo:margin-top="0cm" fo:margin-bottom="0cm" style:contextual-spacing="false"/>
      <style:text-properties officeooo:paragraph-rsid="000bbed8"/>
    </style:style>
    <style:style style:name="P16" style:family="paragraph" style:parent-style-name="docdata">
      <style:paragraph-properties fo:margin-top="0cm" fo:margin-bottom="0.282cm" style:contextual-spacing="false"/>
      <style:text-properties officeooo:paragraph-rsid="000bbed8"/>
    </style:style>
    <style:style style:name="P17" style:family="paragraph" style:parent-style-name="docdata">
      <style:paragraph-properties fo:margin-top="0cm" fo:margin-bottom="0cm" style:contextual-spacing="false"/>
      <style:text-properties officeooo:paragraph-rsid="000bbed8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-asian="Arial"/>
    </style:style>
    <style:style style:name="T10" style:family="text">
      <style:text-properties style:font-name-asian="Arial"/>
    </style:style>
    <style:style style:name="T11" style:family="text">
      <style:text-properties fo:language="en" fo:country="US" style:font-name-asian="Ari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f8e6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size-complex="14pt" style:font-weight-complex="bold"/>
    </style:style>
    <style:style style:name="T1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abadb3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Практическое задание 7</text:span></text:p>
      <text:p text:style-name="P8"><text:span text:style-name="T1">Выполнение работ по разработке функциональной части программы</text:span></text:p>
      <text:p text:style-name="P5"><text:span text:style-name="T1">Цель работы:</text:span><text:span text:style-name="T2"> приобрести умения разработки программы согласно требованиям проектной документации</text:span></text:p>
      <text:p text:style-name="P16"><text:span text:style-name="T7">Оборудование:</text:span><text:span text:style-name="T8"> ПК, IntelliJ IDEA</text:span></text:p>
      <text:p text:style-name="P17"><text:span text:style-name="T8">Источники: </text:span></text:p>
      <text:list xml:id="list3301602902" text:style-name="WWNum2">
        <text:list-item>
          <text:p text:style-name="P15"><text:span text:style-name="_32_893"><text:span text:style-name="T9">Руководство </text:span></text:span><text:span text:style-name="T8">Java. </text:span><text:a xlink:type="simple" xlink:href="https://metanit.com/java/tutorial/" office:target-frame-name="https://metanit.com/java/tutorial/" xlink:show="replace" text:style-name="Internet_20_link" text:visited-style-name="Visited_20_Internet_20_Link"><text:span text:style-name="Internet_20_link"><text:span text:style-name="T10">https://metanit.com/java/tutorial/</text:span></text:span></text:a><text:span text:style-name="T8"> </text:span></text:p>
        </text:list-item>
        <text:list-item>
          <text:p text:style-name="P15"><text:a xlink:type="simple" xlink:href="https://sky.pro/media/massivy-java/?ysclid=lpplhkykdq723199542" text:style-name="Internet_20_link" text:visited-style-name="Visited_20_Internet_20_Link"><text:span text:style-name="Internet_20_link"><text:span text:style-name="T10">Массивы Java: объявление, создание, заполнение и инициализация, определение размера, вывод на экран, методы и примеры (sky.pro)</text:span></text:span></text:a></text:p>
        </text:list-item>
        <text:list-item>
          <text:p text:style-name="P15"><text:a xlink:type="simple" xlink:href="https://javarush.com/quests/lectures/questsyntaxpro.level05.lecture07" text:style-name="Internet_20_link" text:visited-style-name="Visited_20_Internet_20_Link"><text:span text:style-name="Internet_20_link"><text:span text:style-name="T10">Методы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1"> Arrays fill, copyOf, copyOfRange, sort, binarySearch 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0">в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1"> Java (javarush.com)</text:span></text:span></text:a></text:p>
        </text:list-item>
        <text:list-item>
          <text:p text:style-name="P15"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0">Класс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1"> Arrays 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0">в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1"> Java (javarush.com)</text:span></text:span></text:a></text:p>
        </text:list-item>
        <text:list-item>
          <text:p text:style-name="P15">Введение в массивы. <text:a xlink:type="simple" xlink:href="https://youtu.be/_mGgR5OhI6I" text:style-name="Internet_20_link" text:visited-style-name="Visited_20_Internet_20_Link"><text:span text:style-name="Internet_20_link">https://youtu.be/_mGgR5OhI6I</text:span></text:a> </text:p>
        </text:list-item>
        <text:list-item>
          <text:p text:style-name="P15">Экземплярные и статические методы. <text:a xlink:type="simple" xlink:href="https://youtu.be/RVckAdjY1Yk" text:style-name="Internet_20_link" text:visited-style-name="Visited_20_Internet_20_Link"><text:span text:style-name="Internet_20_link">https://youtu.be/RVckAdjY1Yk</text:span></text:a> </text:p>
        </text:list-item>
      </text:list>
      <text:p text:style-name="P9"/>
      <text:p text:style-name="P4"><text:span text:style-name="T1">ЗАДАНИЯ К ПРАКТИЧЕСКОМУ ЗАНЯТИЮ</text:span></text:p>
      <text:p text:style-name="P6"><text:span text:style-name="T3">В ИП «Программист» поступил заказ на разработку приложения для сотрудников метеостанции, которая ежедневно С 8 до 20 часов получает температуру воздуха ежечасно с регистратора температуры (генератора случайных чисел). Регистратор в течение суток данные записывает в одномерный массив.</text:span></text:p>
      <text:p text:style-name="P6"><text:span text:style-name="T3">Ваша задача: р</text:span><text:span text:style-name="T4">азработать класс Температура </text:span><text:span text:style-name="T1">(</text:span><text:span text:style-name="T4">его возможные свойства: дата и время измерения, температура в цельсиях, в кельвинах, фаренгейтах, влажность воздуха, наличие осадков</text:span><text:span text:style-name="T1">)</text:span><text:span text:style-name="T2">; в классе </text:span><text:span text:style-name="T4">Температура</text:span><text:span text:style-name="T2"> в соответствии со структурой его свойств необходимо переопределить метод toString() суперкласса Object; переопределить разработанные методы в прошлом занятии с новым массивом.</text:span></text:p>
      <text:p text:style-name="P6"><text:span text:style-name="T4">Разработать интерфейс </text:span><text:bookmark-start text:name="__DdeLink__80_3203291803"/><text:span text:style-name="T4">Applicable</text:span><text:bookmark-end text:name="__DdeLink__80_3203291803"/><text:span text:style-name="T4"> </text:span><text:span text:style-name="T2">с тремя абстрактными публичными экземплярными методами:</text:span><text:span text:style-name="T4"> </text:span></text:p>
      <text:list xml:id="list2795834631" text:style-name="WWNum1">
        <text:list-item>
          <text:p text:style-name="P1"><text:span text:style-name="T2">для проверки корректности ввода размерности; </text:span></text:p>
        </text:list-item>
        <text:list-item>
          <text:p text:style-name="P2"><text:span text:style-name="T2"><text:s/>для создания массива объектов заданной с клавиатуры размерности; </text:span></text:p>
        </text:list-item>
        <text:list-item>
          <text:p text:style-name="P3"><text:span text:style-name="T2"><text:s/>для вывода массива объектов на экран.</text:span></text:p>
        </text:list-item>
      </text:list>
      <text:p text:style-name="P13"><text:span text:style-name="T2"><text:tab/>Разработанный ранее класс Library должен реальзовать интерфейс Applicable, а кроме того, имеющий статический метод выбора элемента (элементов) из массива по определенному критерию.</text:span></text:p>
      <text:p text:style-name="P5"><text:span text:style-name="T3"><text:tab/>Для решения задачи используйте задание примера:</text:span></text:p>
      <text:p text:style-name="P10"/>
      <text:p text:style-name="P5"><text:span text:style-name="T1">ПРИМЕР РЕШЕНИЯ ЗАДАЧИ:</text:span></text:p>
      <text:p text:style-name="P11"/>
      <text:p text:style-name="P13"><text:span text:style-name="T5"><text:s/>На основе предметной области «Человек» (фамилия, имя, отчество, пол, возраст) создать массив объектов. Вывести на экран содержимое массива. Сделать выборку в исходном массиве согласно полу и <text:s/>возрастному диапазону.</text:span></text:p>
      <text:p text:style-name="P13"><text:span text:style-name="T6">Класс Person</text:span></text:p>
      <text:p text:style-name="P14"><text:span text:style-name="T13">import </text:span><text:span text:style-name="T14">java.util.Date;</text:span><text:line-break/><text:line-break/><text:span text:style-name="T22">/**</text:span><text:line-break/><text:span text:style-name="T22"> * Class Temp</text:span><text:line-break/><text:span text:style-name="T22"> */</text:span><text:line-break/><text:span text:style-name="T12">public class </text:span><text:span text:style-name="T14">Temp {</text:span><text:line-break/><text:line-break/><text:span text:style-name="T14"> <text:s/></text:span><text:span text:style-name="T23">//</text:span><text:line-break/><text:span text:style-name="T23"> <text:s/>// Fields</text:span><text:line-break/><text:span text:style-name="T23"> <text:s/>//</text:span><text:line-break/><text:soft-page-break/><text:line-break/><text:span text:style-name="T23"> <text:s/></text:span><text:span text:style-name="T12">private double </text:span><text:span text:style-name="T18">Температура_в_Фаренгейтах</text:span><text:span text:style-name="T14">;</text:span><text:line-break/><text:span text:style-name="T14"> <text:s/></text:span><text:span text:style-name="T12">private double </text:span><text:span text:style-name="T18">Температура_в_Цельсиях</text:span><text:span text:style-name="T14">;</text:span><text:line-break/><text:span text:style-name="T14"> <text:s/></text:span><text:span text:style-name="T12">private </text:span><text:span text:style-name="T14">Date </text:span><text:span text:style-name="T18">Дата_измерения</text:span><text:span text:style-name="T14">;</text:span><text:line-break/><text:span text:style-name="T14"> <text:s/></text:span><text:span text:style-name="T12">private int </text:span><text:span text:style-name="T18">Время_измерения</text:span><text:span text:style-name="T14">;</text:span><text:line-break/><text:span text:style-name="T14"> <text:s/></text:span><text:span text:style-name="T12">private double </text:span><text:span text:style-name="T18">Влажность_воздуха</text:span><text:span text:style-name="T14">;</text:span><text:line-break/><text:span text:style-name="T14"> <text:s/></text:span><text:span text:style-name="T12">private double </text:span><text:span text:style-name="T18">Температура_в_кельвинах</text:span><text:span text:style-name="T14">;</text:span><text:line-break/><text:span text:style-name="T14"> <text:s/></text:span><text:span text:style-name="T12">private boolean </text:span><text:span text:style-name="T18">Наличие_осадков</text:span><text:span text:style-name="T14">;</text:span><text:line-break/><text:span text:style-name="T14"> <text:s/></text:span><text:line-break/><text:span text:style-name="T14"> <text:s/></text:span><text:span text:style-name="T23">//</text:span><text:line-break/><text:span text:style-name="T23"> <text:s/>// Constructors</text:span><text:line-break/><text:span text:style-name="T23"> <text:s/>//</text:span><text:line-break/><text:span text:style-name="T23"> <text:s/></text:span><text:span text:style-name="T12">public </text:span><text:span text:style-name="T16">Temp </text:span><text:span text:style-name="T14">(</text:span><text:span text:style-name="T12">double </text:span><text:span text:style-name="T14">tf, </text:span><text:span text:style-name="T12">double </text:span><text:span text:style-name="T14">tc, </text:span><text:span text:style-name="T12">double </text:span><text:span text:style-name="T14">vlazh, </text:span><text:span text:style-name="T12">double </text:span><text:span text:style-name="T14">tk, </text:span><text:span text:style-name="T12">boolean </text:span><text:span text:style-name="T14">no, Date diz, </text:span><text:span text:style-name="T12">int </text:span><text:span text:style-name="T14">vi ) {</text:span><text:line-break/><text:span text:style-name="T14"> <text:s text:c="3"/></text:span><text:span text:style-name="T12">this</text:span><text:span text:style-name="T14">.</text:span><text:span text:style-name="T18">Влажность_воздуха</text:span><text:span text:style-name="T14">=vlazh;</text:span><text:line-break/><text:span text:style-name="T14"> <text:s text:c="3"/></text:span><text:span text:style-name="T12">this</text:span><text:span text:style-name="T14">.</text:span><text:span text:style-name="T18">Дата_измерения</text:span><text:span text:style-name="T14">=diz;</text:span><text:line-break/><text:span text:style-name="T14"> <text:s text:c="3"/></text:span><text:span text:style-name="T12">this</text:span><text:span text:style-name="T14">.</text:span><text:span text:style-name="T18">Наличие_осадков</text:span><text:span text:style-name="T14">=no;</text:span><text:line-break/><text:span text:style-name="T14"> <text:s text:c="3"/></text:span><text:span text:style-name="T12">this</text:span><text:span text:style-name="T14">.</text:span><text:span text:style-name="T18">Температура_в_кельвинах</text:span><text:span text:style-name="T14">=tk;</text:span><text:line-break/><text:span text:style-name="T14"> <text:s text:c="3"/></text:span><text:span text:style-name="T12">this</text:span><text:span text:style-name="T14">.</text:span><text:span text:style-name="T18">Температура_в_Фаренгейтах</text:span><text:span text:style-name="T14">=tf;</text:span><text:line-break/><text:span text:style-name="T14"> <text:s text:c="3"/></text:span><text:span text:style-name="T12">this</text:span><text:span text:style-name="T14">.</text:span><text:span text:style-name="T18">Температура_в_Цельсиях</text:span><text:span text:style-name="T14">=tc;</text:span><text:line-break/><text:span text:style-name="T14"> <text:s text:c="3"/></text:span><text:span text:style-name="T12">this</text:span><text:span text:style-name="T14">.</text:span><text:span text:style-name="T18">Время_измерения</text:span><text:span text:style-name="T14">=vi;</text:span><text:line-break/><text:span text:style-name="T14"> <text:s/>};</text:span><text:line-break/><text:span text:style-name="T14"> <text:s/></text:span><text:line-break/><text:span text:style-name="T14"> <text:s/></text:span><text:span text:style-name="T23">//</text:span><text:line-break/><text:span text:style-name="T23"> <text:s/>// Methods</text:span><text:line-break/><text:span text:style-name="T23"> <text:s/>//</text:span><text:line-break/><text:line-break/><text:line-break/><text:span text:style-name="T23"> <text:s/>//</text:span><text:line-break/><text:span text:style-name="T23"> <text:s/>// Accessor methods</text:span><text:line-break/><text:span text:style-name="T23"> <text:s/>//</text:span><text:line-break/><text:line-break/><text:span text:style-name="T23"> <text:s/></text:span><text:span text:style-name="T22">/**</text:span><text:line-break/><text:span text:style-name="T22"> <text:s text:c="2"/>* Set the value of Температура_в_Фаренгейтах</text:span><text:line-break/><text:span text:style-name="T22"> <text:s text:c="2"/>* </text:span><text:span text:style-name="T24">@param </text:span><text:span text:style-name="T25">newVar </text:span><text:span text:style-name="T22">the new value of Температура_в_Фаренгейтах</text:span><text:line-break/><text:span text:style-name="T22"> <text:s text:c="2"/>*/</text:span><text:line-break/><text:span text:style-name="T22"> <text:s/></text:span><text:span text:style-name="T12">public void </text:span><text:span text:style-name="T16">setТемпература_в_Фаренгейтах </text:span><text:span text:style-name="T14">(</text:span><text:span text:style-name="T12">double </text:span><text:span text:style-name="T14">newVar) {</text:span><text:line-break/><text:span text:style-name="T14"> <text:s text:c="3"/></text:span><text:span text:style-name="T18">Температура_в_Фаренгейтах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Температура_в_Фаренгейтах</text:span><text:line-break/><text:span text:style-name="T22"> <text:s text:c="2"/>* </text:span><text:span text:style-name="T24">@return </text:span><text:span text:style-name="T22">the value of Температура_в_Фаренгейтах</text:span><text:line-break/><text:span text:style-name="T22"> <text:s text:c="2"/>*/</text:span><text:line-break/><text:span text:style-name="T22"> <text:s/></text:span><text:span text:style-name="T12">public double </text:span><text:span text:style-name="T16">getТемпература_в_Фаренгейтах </text:span><text:span text:style-name="T14">() {</text:span><text:line-break/><text:span text:style-name="T14"> <text:s text:c="3"/></text:span><text:span text:style-name="T12">return </text:span><text:span text:style-name="T18">Температура_в_Фаренгейтах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Температура_в_Цельсиях</text:span><text:line-break/><text:span text:style-name="T22"> <text:s text:c="2"/>* </text:span><text:span text:style-name="T24">@param </text:span><text:span text:style-name="T25">newVar </text:span><text:span text:style-name="T22">the new value of Температура_в_Цельсиях</text:span><text:line-break/><text:span text:style-name="T22"> <text:s text:c="2"/>*/</text:span><text:line-break/><text:span text:style-name="T22"> <text:s/></text:span><text:span text:style-name="T12">public void </text:span><text:span text:style-name="T16">setТемпература_в_Цельсиях </text:span><text:span text:style-name="T14">(</text:span><text:span text:style-name="T12">double </text:span><text:span text:style-name="T14">newVar) {</text:span><text:line-break/><text:span text:style-name="T14"> <text:s text:c="3"/></text:span><text:span text:style-name="T18">Температура_в_Цельсиях </text:span><text:span text:style-name="T14">= newVar;</text:span><text:line-break/><text:soft-pag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Температура_в_Цельсиях</text:span><text:line-break/><text:span text:style-name="T22"> <text:s text:c="2"/>* </text:span><text:span text:style-name="T24">@return </text:span><text:span text:style-name="T22">the value of Температура_в_Цельсиях</text:span><text:line-break/><text:span text:style-name="T22"> <text:s text:c="2"/>*/</text:span><text:line-break/><text:span text:style-name="T22"> <text:s/></text:span><text:span text:style-name="T12">public double </text:span><text:span text:style-name="T16">getТемпература_в_Цельсиях </text:span><text:span text:style-name="T14">() {</text:span><text:line-break/><text:span text:style-name="T14"> <text:s text:c="3"/></text:span><text:span text:style-name="T12">return </text:span><text:span text:style-name="T18">Температура_в_Цельсиях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Дата_измерения</text:span><text:line-break/><text:span text:style-name="T22"> <text:s text:c="2"/>* </text:span><text:span text:style-name="T24">@param </text:span><text:span text:style-name="T25">newVar </text:span><text:span text:style-name="T22">the new value of Дата_измерения</text:span><text:line-break/><text:span text:style-name="T22"> <text:s text:c="2"/>*/</text:span><text:line-break/><text:span text:style-name="T22"> <text:s/></text:span><text:span text:style-name="T12">public void </text:span><text:span text:style-name="T16">setДата_измерения </text:span><text:span text:style-name="T14">(Date newVar) {</text:span><text:line-break/><text:span text:style-name="T14"> <text:s text:c="3"/></text:span><text:span text:style-name="T18">Дата_измерения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Дата_измерения</text:span><text:line-break/><text:span text:style-name="T22"> <text:s text:c="2"/>* </text:span><text:span text:style-name="T24">@return </text:span><text:span text:style-name="T22">the value of Дата_измерения</text:span><text:line-break/><text:span text:style-name="T22"> <text:s text:c="2"/>*/</text:span><text:line-break/><text:span text:style-name="T22"> <text:s/></text:span><text:span text:style-name="T12">public </text:span><text:span text:style-name="T14">Date </text:span><text:span text:style-name="T16">getДата_измерения </text:span><text:span text:style-name="T14">() {</text:span><text:line-break/><text:span text:style-name="T14"> <text:s text:c="3"/></text:span><text:span text:style-name="T12">return </text:span><text:span text:style-name="T18">Дата_измерения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Время_измерения</text:span><text:line-break/><text:span text:style-name="T22"> <text:s text:c="2"/>* </text:span><text:span text:style-name="T24">@param </text:span><text:span text:style-name="T25">newVar </text:span><text:span text:style-name="T22">the new value of Время_измерения</text:span><text:line-break/><text:span text:style-name="T22"> <text:s text:c="2"/>*/</text:span><text:line-break/><text:span text:style-name="T22"> <text:s/></text:span><text:span text:style-name="T12">public void </text:span><text:span text:style-name="T16">setВремя_измерения </text:span><text:span text:style-name="T14">(</text:span><text:span text:style-name="T12">int </text:span><text:span text:style-name="T14">newVar) {</text:span><text:line-break/><text:span text:style-name="T14"> <text:s text:c="3"/></text:span><text:span text:style-name="T18">Время_измерения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Время_измерения</text:span><text:line-break/><text:span text:style-name="T22"> <text:s text:c="2"/>* </text:span><text:span text:style-name="T24">@return </text:span><text:span text:style-name="T22">the value of Время_измерения</text:span><text:line-break/><text:span text:style-name="T22"> <text:s text:c="2"/>*/</text:span><text:line-break/><text:span text:style-name="T22"> <text:s/></text:span><text:span text:style-name="T12">public int </text:span><text:span text:style-name="T16">getВремя_измерения </text:span><text:span text:style-name="T14">() {</text:span><text:line-break/><text:span text:style-name="T14"> <text:s text:c="3"/></text:span><text:span text:style-name="T12">return </text:span><text:span text:style-name="T18">Время_измерения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Влажность_воздуха</text:span><text:line-break/><text:span text:style-name="T22"> <text:s text:c="2"/>* </text:span><text:span text:style-name="T24">@param </text:span><text:span text:style-name="T25">newVar </text:span><text:span text:style-name="T22">the new value of Влажность_воздуха</text:span><text:line-break/><text:span text:style-name="T22"> <text:s text:c="2"/>*/</text:span><text:line-break/><text:span text:style-name="T22"> <text:s/></text:span><text:span text:style-name="T12">public void </text:span><text:span text:style-name="T16">setВлажность_воздуха </text:span><text:span text:style-name="T14">(</text:span><text:span text:style-name="T12">double </text:span><text:span text:style-name="T14">newVar) {</text:span><text:line-break/><text:span text:style-name="T14"> <text:s text:c="3"/></text:span><text:span text:style-name="T18">Влажность_воздуха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Влажность_воздуха</text:span><text:line-break/><text:span text:style-name="T22"> <text:s text:c="2"/>* </text:span><text:span text:style-name="T24">@return </text:span><text:span text:style-name="T22">the value of Влажность_воздуха</text:span><text:line-break/><text:soft-page-break/><text:span text:style-name="T22"> <text:s text:c="2"/>*/</text:span><text:line-break/><text:span text:style-name="T22"> <text:s/></text:span><text:span text:style-name="T12">public double </text:span><text:span text:style-name="T16">getВлажность_воздуха </text:span><text:span text:style-name="T14">() {</text:span><text:line-break/><text:span text:style-name="T14"> <text:s text:c="3"/></text:span><text:span text:style-name="T12">return </text:span><text:span text:style-name="T18">Влажность_воздуха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Температура_в_кельвинах</text:span><text:line-break/><text:span text:style-name="T22"> <text:s text:c="2"/>* </text:span><text:span text:style-name="T24">@param </text:span><text:span text:style-name="T25">newVar </text:span><text:span text:style-name="T22">the new value of Температура_в_кельвинах</text:span><text:line-break/><text:span text:style-name="T22"> <text:s text:c="2"/>*/</text:span><text:line-break/><text:span text:style-name="T22"> <text:s/></text:span><text:span text:style-name="T12">public void </text:span><text:span text:style-name="T16">setТемпература_в_кельвинах </text:span><text:span text:style-name="T14">(</text:span><text:span text:style-name="T12">double </text:span><text:span text:style-name="T14">newVar) {</text:span><text:line-break/><text:span text:style-name="T14"> <text:s text:c="3"/></text:span><text:span text:style-name="T18">Температура_в_кельвинах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Температура_в_кельвинах</text:span><text:line-break/><text:span text:style-name="T22"> <text:s text:c="2"/>* </text:span><text:span text:style-name="T24">@return </text:span><text:span text:style-name="T22">the value of Температура_в_кельвинах</text:span><text:line-break/><text:span text:style-name="T22"> <text:s text:c="2"/>*/</text:span><text:line-break/><text:span text:style-name="T22"> <text:s/></text:span><text:span text:style-name="T12">public double </text:span><text:span text:style-name="T16">getТемпература_в_кельвинах </text:span><text:span text:style-name="T14">() {</text:span><text:line-break/><text:span text:style-name="T14"> <text:s text:c="3"/></text:span><text:span text:style-name="T12">return </text:span><text:span text:style-name="T18">Температура_в_кельвинах</text:span><text:span text:style-name="T14">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Set the value of Наличие_осадков</text:span><text:line-break/><text:span text:style-name="T22"> <text:s text:c="2"/>* </text:span><text:span text:style-name="T24">@param </text:span><text:span text:style-name="T25">newVar </text:span><text:span text:style-name="T22">the new value of Наличие_осадков</text:span><text:line-break/><text:span text:style-name="T22"> <text:s text:c="2"/>*/</text:span><text:line-break/><text:span text:style-name="T22"> <text:s/></text:span><text:span text:style-name="T12">public void </text:span><text:span text:style-name="T16">setНаличие_осадков </text:span><text:span text:style-name="T14">(</text:span><text:span text:style-name="T12">boolean </text:span><text:span text:style-name="T14">newVar) {</text:span><text:line-break/><text:span text:style-name="T14"> <text:s text:c="3"/></text:span><text:span text:style-name="T18">Наличие_осадков </text:span><text:span text:style-name="T14">= newVar;</text:span><text:line-break/><text:span text:style-name="T14"> <text:s/>}</text:span><text:line-break/><text:line-break/><text:span text:style-name="T14"> <text:s/></text:span><text:span text:style-name="T22">/**</text:span><text:line-break/><text:span text:style-name="T22"> <text:s text:c="2"/>* Get the value of Наличие_осадков</text:span><text:line-break/><text:span text:style-name="T22"> <text:s text:c="2"/>* </text:span><text:span text:style-name="T24">@return </text:span><text:span text:style-name="T22">the value of Наличие_осадков</text:span><text:line-break/><text:span text:style-name="T22"> <text:s text:c="2"/>*/</text:span><text:line-break/><text:span text:style-name="T22"> <text:s/></text:span><text:span text:style-name="T12">public boolean </text:span><text:span text:style-name="T16">getНаличие_осадков </text:span><text:span text:style-name="T14">() {</text:span><text:line-break/><text:span text:style-name="T14"> <text:s text:c="3"/></text:span><text:span text:style-name="T12">return </text:span><text:span text:style-name="T18">Наличие_осадков</text:span><text:span text:style-name="T14">;</text:span><text:line-break/><text:span text:style-name="T14"> <text:s/>}</text:span><text:line-break/><text:line-break/><text:span text:style-name="T14"> <text:s/></text:span><text:span text:style-name="T23">//</text:span><text:line-break/><text:span text:style-name="T23"> <text:s/>// Other methods</text:span><text:line-break/><text:span text:style-name="T23"> <text:s/>//</text:span><text:line-break/><text:line-break/><text:span text:style-name="T14">}</text:span><text:line-break/></text:p>
      <text:p text:style-name="P13"><text:span text:style-name="T6"/></text:p>
      <text:p text:style-name="P13"/>
      <text:p text:style-name="P13"/>
      <text:p text:style-name="P13"><text:span text:style-name="T6">Интерфейс</text:span></text:p>
      <text:p text:style-name="P14"><text:span text:style-name="T12">public interface </text:span><text:span text:style-name="T14">Applicable {</text:span><text:line-break/><text:span text:style-name="T14"> <text:s text:c="3"/></text:span><text:span text:style-name="T12">abstract public boolean </text:span><text:span text:style-name="T16">conditionVerify</text:span><text:span text:style-name="T14">(</text:span><text:span text:style-name="T12">int </text:span><text:span text:style-name="T14">n);</text:span><text:line-break/><text:span text:style-name="T14"> <text:s text:c="3"/></text:span><text:span text:style-name="T12">abstract public </text:span><text:span text:style-name="T14">Temp[] </text:span><text:span text:style-name="T16">generationArray</text:span><text:span text:style-name="T14">(</text:span><text:span text:style-name="T12">int </text:span><text:span text:style-name="T14">n);</text:span><text:line-break/><text:span text:style-name="T14"> <text:s text:c="3"/></text:span><text:span text:style-name="T12">public void </text:span><text:span text:style-name="T16">display</text:span><text:span text:style-name="T14">(Temp[]array);</text:span><text:line-break/><text:soft-page-break/><text:span text:style-name="T14">}</text:span><text:line-break/></text:p>
      <text:p text:style-name="P13"/>
      <text:p text:style-name="P13"><text:span text:style-name="T6">Класс Library</text:span></text:p>
      <text:p text:style-name="P14"><text:span text:style-name="T13">import </text:span><text:span text:style-name="T14">java.util.Date;</text:span><text:line-break/><text:span text:style-name="T12">import </text:span><text:span text:style-name="T14">java.util.Scanner;</text:span><text:line-break/><text:line-break/><text:span text:style-name="T12">public class </text:span><text:span text:style-name="T14">lib </text:span><text:span text:style-name="T12">implements </text:span><text:span text:style-name="T14">Applicable {</text:span><text:line-break/><text:line-break/><text:span text:style-name="T14"> <text:s text:c="3"/></text:span><text:span text:style-name="T12">public static void </text:span><text:span text:style-name="T16">resultChoise</text:span><text:span text:style-name="T14">(Temp[] a, </text:span><text:span text:style-name="T12">double </text:span><text:span text:style-name="T14">minTemp, </text:span><text:span text:style-name="T12">double </text:span><text:span text:style-name="T14">maxTemp) {</text:span><text:line-break/><text:span text:style-name="T14"> <text:s text:c="3"/>}</text:span><text:line-break/><text:line-break/><text:span text:style-name="T14"> <text:s text:c="3"/></text:span><text:span text:style-name="T20">@Override</text:span><text:line-break/><text:span text:style-name="T20"> <text:s text:c="3"/></text:span><text:span text:style-name="T12">public boolean </text:span><text:span text:style-name="T16">conditionVerify</text:span><text:span text:style-name="T14">(</text:span><text:span text:style-name="T12">int </text:span><text:span text:style-name="T14">n) {</text:span><text:line-break/><text:span text:style-name="T14"> <text:s text:c="7"/></text:span><text:span text:style-name="T12">if </text:span><text:span text:style-name="T14">(n &lt;= </text:span><text:span text:style-name="T21">0</text:span><text:span text:style-name="T14">) {</text:span><text:line-break/><text:span text:style-name="T14"> <text:s text:c="11"/>System.</text:span><text:span text:style-name="T17">out</text:span><text:span text:style-name="T14">.println(</text:span><text:span text:style-name="T19">"</text:span><text:span text:style-name="T12">\n</text:span><text:span text:style-name="T19"> Больше нуля, Аболтус" </text:span><text:span text:style-name="T14">+ </text:span><text:span text:style-name="T19">"</text:span><text:span text:style-name="T12">\n</text:span><text:span text:style-name="T19"> Ещё раз вводи мудила"</text:span><text:span text:style-name="T14">);</text:span><text:line-break/><text:span text:style-name="T14"> <text:s text:c="11"/></text:span><text:span text:style-name="T12">return false</text:span><text:span text:style-name="T14">;</text:span><text:line-break/><text:span text:style-name="T14"> <text:s text:c="7"/>}</text:span><text:line-break/><text:span text:style-name="T14"> <text:s text:c="7"/></text:span><text:span text:style-name="T12">return true</text:span><text:span text:style-name="T14">;</text:span><text:line-break/><text:span text:style-name="T14"> <text:s text:c="3"/>}</text:span><text:line-break/><text:line-break/><text:span text:style-name="T14"> <text:s text:c="3"/></text:span><text:span text:style-name="T20">@Override</text:span><text:line-break/><text:span text:style-name="T20"> <text:s text:c="3"/></text:span><text:span text:style-name="T12">public </text:span><text:span text:style-name="T14">Temp[] </text:span><text:span text:style-name="T16">generationArray</text:span><text:span text:style-name="T14">(</text:span><text:span text:style-name="T12">int </text:span><text:span text:style-name="T14">n) {</text:span><text:line-break/><text:span text:style-name="T14"> <text:s text:c="7"/>Scanner in = </text:span><text:span text:style-name="T12">new </text:span><text:span text:style-name="T14">Scanner(System.</text:span><text:span text:style-name="T17">in</text:span><text:span text:style-name="T14">);</text:span><text:line-break/><text:span text:style-name="T14"> <text:s text:c="7"/>Temp[] array = </text:span><text:span text:style-name="T12">new </text:span><text:span text:style-name="T14">Temp[n];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n; i++) {</text:span><text:line-break/><text:span text:style-name="T14"> <text:s text:c="11"/>System.</text:span><text:span text:style-name="T17">out</text:span><text:span text:style-name="T14">.println(</text:span><text:span text:style-name="T19">"Ввод" </text:span><text:span text:style-name="T14">+ (i + </text:span><text:span text:style-name="T21">1</text:span><text:span text:style-name="T14">) + </text:span><text:span text:style-name="T19">"-ой записи:"</text:span><text:span text:style-name="T14">);</text:span><text:line-break/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Температура"</text:span><text:span text:style-name="T14">);</text:span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"</text:span><text:span text:style-name="T14">);</text:span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Температура в Фаренгейтах "</text:span><text:span text:style-name="T14">);</text:span><text:line-break/><text:span text:style-name="T14"> <text:s text:c="11"/>Double Температура_в_Фаренгейтах = in.nextDouble();</text:span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Температура в Цельсиях "</text:span><text:span text:style-name="T14">);</text:span><text:line-break/><text:span text:style-name="T14"> <text:s text:c="11"/>Double Температура_в_Цельсиях = in.nextDouble();</text:span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Температура в кельвинах "</text:span><text:span text:style-name="T14">);</text:span><text:line-break/><text:span text:style-name="T14"> <text:s text:c="11"/>Double Температура_в_кельвинах = in.nextDouble();</text:span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Влажность воздуха "</text:span><text:span text:style-name="T14">);</text:span><text:line-break/><text:span text:style-name="T14"> <text:s text:c="11"/>Double Влажность_воздуха = in.nextDouble();</text:span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Время измерения"</text:span><text:span text:style-name="T14">);</text:span><text:line-break/><text:span text:style-name="T14"> <text:s text:c="11"/></text:span><text:span text:style-name="T12">int </text:span><text:span text:style-name="T14">Время_измерения = in.nextInt();</text:span><text:line-break/><text:line-break/><text:span text:style-name="T14"> <text:s text:c="11"/>System.</text:span><text:span text:style-name="T17">out</text:span><text:span text:style-name="T14">.println(</text:span><text:span text:style-name="T19">"</text:span><text:span text:style-name="T12">\t</text:span><text:span text:style-name="T19"> Наличие осадков"</text:span><text:span text:style-name="T14">);</text:span><text:line-break/><text:span text:style-name="T14"> <text:s text:c="11"/>Boolean Наличие_осадков = in.nextBoolean();</text:span><text:line-break/><text:line-break/><text:span text:style-name="T14"> <text:s text:c="11"/>System.</text:span><text:span text:style-name="T17">out</text:span><text:span text:style-name="T14">.println(</text:span><text:span text:style-name="T19">"Дата" </text:span><text:span text:style-name="T14">+ </text:span><text:span text:style-name="T19">"год, месяц, день"</text:span><text:span text:style-name="T14">);</text:span><text:line-break/><text:span text:style-name="T14"> <text:s text:c="11"/></text:span><text:span text:style-name="T12">int </text:span><text:span text:style-name="T14">Год = in.nextInt();</text:span><text:line-break/><text:span text:style-name="T14"> <text:s text:c="11"/></text:span><text:span text:style-name="T12">int </text:span><text:span text:style-name="T14">Месяц = in.nextInt();</text:span><text:line-break/><text:span text:style-name="T14"> <text:s text:c="11"/></text:span><text:span text:style-name="T12">int </text:span><text:span text:style-name="T14">День = in.nextInt();</text:span><text:line-break/><text:soft-page-break/><text:span text:style-name="T14"> <text:s text:c="11"/>Date дата = </text:span><text:span text:style-name="T12">new </text:span><text:span text:style-name="T14">Date(Год, Месяц, День);</text:span><text:line-break/><text:line-break/><text:line-break/><text:span text:style-name="T14"> <text:s text:c="11"/>array[i] = </text:span><text:span text:style-name="T12">new </text:span><text:span text:style-name="T14">Temp(Температура_в_Фаренгейтах,</text:span><text:line-break/><text:span text:style-name="T14"> <text:s text:c="19"/>Температура_в_Цельсиях,</text:span><text:line-break/><text:span text:style-name="T14"> <text:s text:c="19"/>Температура_в_кельвинах,</text:span><text:line-break/><text:span text:style-name="T14"> <text:s text:c="19"/>Влажность_воздуха,</text:span><text:line-break/><text:span text:style-name="T14"> <text:s text:c="19"/>Наличие_осадков,</text:span><text:line-break/><text:span text:style-name="T14"> <text:s text:c="19"/>дата,</text:span><text:line-break/><text:span text:style-name="T14"> <text:s text:c="19"/>Время_измерения</text:span><text:line-break/><text:span text:style-name="T14"> <text:s text:c="11"/>);</text:span><text:line-break/><text:span text:style-name="T14"> <text:s text:c="7"/>}</text:span><text:line-break/><text:line-break/><text:span text:style-name="T14"> <text:s text:c="7"/></text:span><text:span text:style-name="T12">return </text:span><text:span text:style-name="T14">array;</text:span><text:line-break/><text:span text:style-name="T14"> <text:s text:c="3"/>}</text:span><text:line-break/><text:line-break/><text:line-break/><text:span text:style-name="T14"> <text:s text:c="3"/></text:span><text:span text:style-name="T20">@Override</text:span><text:line-break/><text:span text:style-name="T20"> <text:s text:c="3"/></text:span><text:span text:style-name="T12">public void </text:span><text:span text:style-name="T16">display</text:span><text:span text:style-name="T14">(Temp[] array) {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System.</text:span><text:span text:style-name="T17">out</text:span><text:span text:style-name="T14">.println(array[i].toString());</text:span><text:line-break/><text:span text:style-name="T14"> <text:s text:c="7"/>}</text:span><text:line-break/><text:line-break/><text:span text:style-name="T14"> <text:s text:c="3"/>}</text:span><text:line-break/><text:line-break/><text:span text:style-name="T14"> <text:s text:c="3"/></text:span><text:span text:style-name="T12">public double </text:span><text:span text:style-name="T16">min</text:span><text:span text:style-name="T14">(Temp[] array) {</text:span><text:line-break/><text:span text:style-name="T14"> <text:s text:c="7"/></text:span><text:span text:style-name="T12">double </text:span><text:span text:style-name="T14">min = array[</text:span><text:span text:style-name="T21">0</text:span><text:span text:style-name="T14">].getТемпература_в_Цельсиях();</text:span><text:line-break/><text:span text:style-name="T14"> <text:s text:c="7"/></text:span><text:span text:style-name="T12">for </text:span><text:span text:style-name="T14">(</text:span><text:span text:style-name="T12">double </text:span><text:span text:style-name="T14">i = </text:span><text:span text:style-name="T21">1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min &gt; array[</text:span><text:span text:style-name="T21">0</text:span><text:span text:style-name="T14">].getТемпература_в_Цельсиях()) min = array[</text:span><text:span text:style-name="T21">0</text:span><text:span text:style-name="T14">].getТемпература_в_Цельсиях();</text:span><text:line-break/><text:span text:style-name="T14"> <text:s text:c="7"/>}</text:span><text:line-break/><text:span text:style-name="T14"> <text:s text:c="7"/></text:span><text:span text:style-name="T12">return </text:span><text:span text:style-name="T14">min;</text:span><text:line-break/><text:span text:style-name="T14"> <text:s text:c="3"/>}</text:span><text:line-break/><text:line-break/><text:span text:style-name="T14"> <text:s text:c="3"/></text:span><text:span text:style-name="T12">public double </text:span><text:span text:style-name="T16">max</text:span><text:span text:style-name="T14">(Temp[] array) {</text:span><text:line-break/><text:span text:style-name="T14"> <text:s text:c="7"/></text:span><text:span text:style-name="T12">double </text:span><text:span text:style-name="T14">max = array[</text:span><text:span text:style-name="T21">0</text:span><text:span text:style-name="T14">].getТемпература_в_Цельсиях();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1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max &lt; array[i].getТемпература_в_Цельсиях()) max = array[i].getТемпература_в_Цельсиях();</text:span><text:line-break/><text:span text:style-name="T14"> <text:s text:c="7"/>}</text:span><text:line-break/><text:span text:style-name="T14"> <text:s text:c="7"/></text:span><text:span text:style-name="T12">return </text:span><text:span text:style-name="T14">max;</text:span><text:line-break/><text:span text:style-name="T14"> <text:s text:c="3"/>}</text:span><text:line-break/><text:line-break/><text:line-break/><text:span text:style-name="T14"> <text:s text:c="3"/></text:span><text:span text:style-name="T12">public <text:s/>double</text:span><text:span text:style-name="T14">[] </text:span><text:span text:style-name="T16">method1</text:span><text:span text:style-name="T14">(Temp[] arr){</text:span><text:line-break/><text:span text:style-name="T14"> <text:s text:c="7"/></text:span><text:span text:style-name="T12">return new double</text:span><text:span text:style-name="T14">[]{</text:span><text:span text:style-name="T12">this</text:span><text:span text:style-name="T14">.min(arr),</text:span><text:span text:style-name="T12">this</text:span><text:span text:style-name="T14">.max(arr)};</text:span><text:line-break/><text:span text:style-name="T14"> <text:s text:c="3"/>}</text:span><text:line-break/><text:line-break/><text:span text:style-name="T14"> <text:s text:c="3"/></text:span><text:span text:style-name="T12">public double</text:span><text:span text:style-name="T14">[] </text:span><text:span text:style-name="T16">minmax <text:s/></text:span><text:span text:style-name="T14">(Temp [] array) {</text:span><text:line-break/><text:span text:style-name="T14"> <text:s text:c="7"/></text:span><text:span text:style-name="T12">double </text:span><text:span text:style-name="T14">minb = min(array);</text:span><text:line-break/><text:line-break/><text:span text:style-name="T14"> <text:s text:c="7"/></text:span><text:span text:style-name="T12">double </text:span><text:span text:style-name="T14">max = max(array);</text:span><text:line-break/><text:line-break/><text:span text:style-name="T14"> <text:s text:c="7"/></text:span><text:span text:style-name="T12">int </text:span><text:span text:style-name="T14">c_min = </text:span><text:span text:style-name="T21">0</text:span><text:span text:style-name="T14">;</text:span><text:line-break/><text:span text:style-name="T14"> <text:s text:c="7"/></text:span><text:span text:style-name="T12">int </text:span><text:span text:style-name="T14">c_max = </text:span><text:span text:style-name="T21">0</text:span><text:span text:style-name="T14">;</text:span><text:line-break/><text:soft-page-break/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minb == array[i].getТемпература_в_Цельсиях()) c_min = c_min + </text:span><text:span text:style-name="T21">1</text:span><text:span text:style-name="T14">;</text:span><text:line-break/><text:span text:style-name="T14"> <text:s text:c="11"/></text:span><text:span text:style-name="T12">if </text:span><text:span text:style-name="T14">(max==array[i].getТемпература_в_Цельсиях()) c_max=c_max+</text:span><text:span text:style-name="T21">1</text:span><text:span text:style-name="T14">;</text:span><text:line-break/><text:line-break/><text:span text:style-name="T14"> <text:s text:c="7"/>}</text:span><text:line-break/><text:span text:style-name="T14"> <text:s text:c="7"/></text:span><text:span text:style-name="T12">return new double</text:span><text:span text:style-name="T14">[]{c_min,c_max};</text:span><text:line-break/><text:span text:style-name="T14"> <text:s text:c="3"/>}</text:span><text:line-break/><text:line-break/><text:span text:style-name="T14"> <text:s text:c="3"/></text:span><text:span text:style-name="T12">public double </text:span><text:span text:style-name="T16">sredniy </text:span><text:span text:style-name="T14">(</text:span><text:span text:style-name="T12">int </text:span><text:span text:style-name="T14">[]array ){</text:span><text:line-break/><text:span text:style-name="T14"> <text:s text:c="7"/></text:span><text:span text:style-name="T12">int </text:span><text:span text:style-name="T14">s=</text:span><text:span text:style-name="T21">0</text:span><text:span text:style-name="T14">;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s=s+array[i];</text:span><text:line-break/><text:span text:style-name="T14"> <text:s text:c="7"/>}</text:span><text:line-break/><text:span text:style-name="T14"> <text:s text:c="7"/></text:span><text:span text:style-name="T12">return </text:span><text:span text:style-name="T14">(</text:span><text:span text:style-name="T12">double</text:span><text:span text:style-name="T14">) s /array.</text:span><text:span text:style-name="T18">length</text:span><text:span text:style-name="T14">;</text:span><text:line-break/><text:span text:style-name="T14"> <text:s text:c="3"/>}</text:span><text:line-break/><text:span text:style-name="T14"> <text:s text:c="3"/></text:span><text:span text:style-name="T12">public double</text:span><text:span text:style-name="T14">[] </text:span><text:span text:style-name="T16">timeminmax </text:span><text:span text:style-name="T14">(Temp[] array ) {</text:span><text:line-break/><text:span text:style-name="T14"> <text:s text:c="7"/></text:span><text:span text:style-name="T12">double </text:span><text:span text:style-name="T14">timemin = min(array);</text:span><text:line-break/><text:span text:style-name="T14"> <text:s text:c="7"/></text:span><text:span text:style-name="T12">double </text:span><text:span text:style-name="T14">timemax = max(array);</text:span><text:line-break/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timemin == array[i].getТемпература_в_Цельсиях()) {</text:span><text:line-break/><text:span text:style-name="T14"> <text:s text:c="15"/>timemin = i+</text:span><text:span text:style-name="T21">1</text:span><text:span text:style-name="T14">;</text:span><text:line-break/><text:span text:style-name="T14"> <text:s text:c="15"/></text:span><text:span text:style-name="T12">break</text:span><text:span text:style-name="T14">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timemax == array[i].getТемпература_в_Цельсиях()) {</text:span><text:line-break/><text:span text:style-name="T14"> <text:s text:c="15"/>timemax = i+</text:span><text:span text:style-name="T21">1</text:span><text:span text:style-name="T14">;</text:span><text:line-break/><text:span text:style-name="T14"> <text:s text:c="15"/></text:span><text:span text:style-name="T12">break</text:span><text:span text:style-name="T14">;</text:span><text:line-break/><text:span text:style-name="T14"> <text:s text:c="11"/>}</text:span><text:line-break/><text:line-break/><text:span text:style-name="T14"> <text:s text:c="7"/>}</text:span><text:line-break/><text:span text:style-name="T14"> <text:s text:c="7"/></text:span><text:span text:style-name="T12">return new double</text:span><text:span text:style-name="T14">[]{timemin, timemax};</text:span><text:line-break/><text:span text:style-name="T14"> <text:s text:c="3"/>}</text:span><text:line-break/><text:span text:style-name="T14"> <text:s text:c="3"/></text:span><text:span text:style-name="T12">public double </text:span><text:span text:style-name="T16">prom </text:span><text:span text:style-name="T14">(Temp[] array ) {</text:span><text:line-break/><text:span text:style-name="T14"> <text:s text:c="7"/></text:span><text:span text:style-name="T12">double </text:span><text:span text:style-name="T14">a= timeminmax(array)[</text:span><text:span text:style-name="T21">0</text:span><text:span text:style-name="T14">];</text:span><text:line-break/><text:span text:style-name="T14"> <text:s text:c="7"/></text:span><text:span text:style-name="T12">double </text:span><text:span text:style-name="T14">b= timeminmax(array)[</text:span><text:span text:style-name="T21">1</text:span><text:span text:style-name="T14">];</text:span><text:line-break/><text:span text:style-name="T14"> <text:s text:c="7"/></text:span><text:span text:style-name="T12">return </text:span><text:span text:style-name="T14">Math.</text:span><text:span text:style-name="T15">abs</text:span><text:span text:style-name="T14">(a-b);</text:span><text:line-break/><text:span text:style-name="T14"> <text:s text:c="3"/>}</text:span><text:line-break/><text:line-break/><text:line-break/><text:span text:style-name="T14"> <text:s text:c="3"/></text:span><text:span text:style-name="T12">public int </text:span><text:span text:style-name="T16">nol </text:span><text:span text:style-name="T14">(</text:span><text:span text:style-name="T12">int </text:span><text:span text:style-name="T14">[]array){</text:span><text:line-break/><text:span text:style-name="T14"> <text:s text:c="7"/></text:span><text:span text:style-name="T12">int </text:span><text:span text:style-name="T14">n=</text:span><text:span text:style-name="T21">0</text:span><text:span text:style-name="T14">;</text:span><text:line-break/><text:span text:style-name="T14"> <text:s text:c="7"/></text:span><text:span text:style-name="T12">for </text:span><text:span text:style-name="T14">(</text:span><text:span text:style-name="T12">int </text:span><text:span text:style-name="T14">i = </text:span><text:span text:style-name="T21">0</text:span><text:span text:style-name="T14">; i &lt; array.</text:span><text:span text:style-name="T18">length</text:span><text:span text:style-name="T14">; i++) {</text:span><text:line-break/><text:span text:style-name="T14"> <text:s text:c="11"/></text:span><text:span text:style-name="T12">if </text:span><text:span text:style-name="T14">(</text:span><text:span text:style-name="T21">0 </text:span><text:span text:style-name="T14">== array[i]) {</text:span><text:line-break/><text:span text:style-name="T14"> <text:s text:c="15"/>n=n+</text:span><text:span text:style-name="T21">1</text:span><text:span text:style-name="T14">;</text:span><text:line-break/><text:line-break/><text:span text:style-name="T14"> <text:s text:c="11"/>}</text:span><text:line-break/><text:line-break/><text:span text:style-name="T14"> <text:s text:c="7"/>}</text:span><text:line-break/><text:span text:style-name="T14"> <text:s text:c="7"/></text:span><text:span text:style-name="T12">return </text:span><text:span text:style-name="T14">n;</text:span><text:line-break/><text:line-break/><text:soft-page-break/><text:span text:style-name="T14"> <text:s text:c="3"/>}</text:span><text:line-break/><text:span text:style-name="T14">}</text:span></text:p>
      <text:p text:style-name="P13"><text:span text:style-name="T6"/></text:p>
      <text:p text:style-name="P13"/>
      <text:p text:style-name="P13"/>
      <text:p text:style-name="P13"><text:span text:style-name="T6">Класс Main</text:span></text:p>
      <text:p text:style-name="P14"><text:span text:style-name="T12">import </text:span><text:span text:style-name="T14">java.util.Scanner;</text:span><text:line-break/><text:line-break/><text:span text:style-name="T12">public class </text:span><text:span text:style-name="T14">Main</text:span><text:line-break/><text:span text:style-name="T14">{</text:span><text:line-break/><text:span text:style-name="T14"> <text:s text:c="3"/></text:span><text:span text:style-name="T12">public static void </text:span><text:span text:style-name="T16">main </text:span><text:span text:style-name="T14">(String args []){</text:span><text:line-break/><text:span text:style-name="T14"> <text:s text:c="7"/>lib obj= </text:span><text:span text:style-name="T12">new </text:span><text:span text:style-name="T14">lib();</text:span><text:line-break/><text:span text:style-name="T14"> <text:s text:c="7"/>Scanner in=</text:span><text:span text:style-name="T12">new </text:span><text:span text:style-name="T14">Scanner(System.</text:span><text:span text:style-name="T17">in</text:span><text:span text:style-name="T14">);</text:span><text:line-break/><text:span text:style-name="T14"> <text:s text:c="7"/></text:span><text:span text:style-name="T12">int </text:span><text:span text:style-name="T14">n;</text:span><text:line-break/><text:span text:style-name="T14"> <text:s text:c="7"/></text:span><text:span text:style-name="T12">do </text:span><text:span text:style-name="T14">{</text:span><text:line-break/><text:span text:style-name="T14"> <text:s text:c="11"/>System.</text:span><text:span text:style-name="T17">out</text:span><text:span text:style-name="T14">.println(</text:span><text:span text:style-name="T19">"введите натуральное н:"</text:span><text:span text:style-name="T14">);</text:span><text:line-break/><text:span text:style-name="T14"> <text:s text:c="11"/>n=Integer.</text:span><text:span text:style-name="T15">parseInt</text:span><text:span text:style-name="T14">(in.nextLine());</text:span><text:line-break/><text:span text:style-name="T14"> <text:s text:c="7"/>}</text:span><text:line-break/><text:span text:style-name="T14"> <text:s text:c="7"/></text:span><text:span text:style-name="T12">while </text:span><text:span text:style-name="T14">(obj.conditionVerify(n)==</text:span><text:span text:style-name="T12">false</text:span><text:span text:style-name="T14">);</text:span><text:line-break/><text:span text:style-name="T14"> <text:s text:c="7"/>Temp[] a= obj.generationArray(n);</text:span><text:line-break/><text:span text:style-name="T14"> <text:s text:c="7"/>System.</text:span><text:span text:style-name="T17">out</text:span><text:span text:style-name="T14">.println(</text:span><text:span text:style-name="T19">"исходная база данных :"</text:span><text:span text:style-name="T14">);</text:span><text:line-break/><text:span text:style-name="T14"> <text:s text:c="7"/>obj.display(a);</text:span><text:line-break/><text:span text:style-name="T14"> <text:s text:c="7"/>System.</text:span><text:span text:style-name="T17">out</text:span><text:span text:style-name="T14">.println(</text:span><text:span text:style-name="T19">"введите нижнию границу температуры:"</text:span><text:span text:style-name="T14">);</text:span><text:line-break/><text:span text:style-name="T14"> <text:s text:c="7"/></text:span><text:span text:style-name="T12">double </text:span><text:span text:style-name="T14">minTemp =Integer.</text:span><text:span text:style-name="T15">parseInt</text:span><text:span text:style-name="T14">(in.nextLine());</text:span><text:line-break/><text:span text:style-name="T14"> <text:s text:c="7"/>System.</text:span><text:span text:style-name="T17">out</text:span><text:span text:style-name="T14">.println(</text:span><text:span text:style-name="T19">"введите нижнию границу температуры"</text:span><text:span text:style-name="T14">);</text:span><text:line-break/><text:span text:style-name="T14"> <text:s text:c="7"/></text:span><text:span text:style-name="T12">double </text:span><text:span text:style-name="T14">maxTemp =Integer.</text:span><text:span text:style-name="T15">parseInt</text:span><text:span text:style-name="T14">(in.nextLine());</text:span><text:line-break/><text:span text:style-name="T14"> <text:s text:c="7"/>in.close();</text:span><text:line-break/><text:span text:style-name="T14"> <text:s text:c="7"/>System.</text:span><text:span text:style-name="T17">out</text:span><text:span text:style-name="T14">.println(</text:span><text:span text:style-name="T19">"результат выбора"</text:span><text:span text:style-name="T14">);</text:span><text:line-break/><text:span text:style-name="T14"> <text:s text:c="7"/>lib.</text:span><text:span text:style-name="T15">resultChoise</text:span><text:span text:style-name="T14">(a,minTemp,maxTemp);</text:span><text:line-break/><text:line-break/><text:span text:style-name="T14"> <text:s text:c="3"/>}</text:span><text:line-break/><text:span text:style-name="T14">}</text:span></text:p>
      <text:p text:style-name="P13"/>
      <text:p text:style-name="P13"><text:span text:style-name="T6">Результат работы программы</text:span></text:p>
      <text:p text:style-name="P13">введите натуральное н:</text:p>
      <text:p text:style-name="P13">1</text:p>
      <text:p text:style-name="P13">Ввод1-ой записи:</text:p>
      <text:p text:style-name="P13"><text:tab/> Температура</text:p>
      <text:p text:style-name="P13"><text:tab/></text:p>
      <text:p text:style-name="P13"><text:tab/> Температура в Фаренгейтах </text:p>
      <text:p text:style-name="P13">1</text:p>
      <text:p text:style-name="P13"><text:tab/> Температура в Цельсиях </text:p>
      <text:p text:style-name="P13">2</text:p>
      <text:p text:style-name="P13"><text:tab/> Температура в кельвинах </text:p>
      <text:p text:style-name="P13">3</text:p>
      <text:p text:style-name="P13"><text:tab/> Влажность воздуха </text:p>
      <text:p text:style-name="P13">1</text:p>
      <text:p text:style-name="P13"><text:tab/> Время измерения</text:p>
      <text:p text:style-name="P13">1</text:p>
      <text:p text:style-name="P13"><text:tab/> Наличие осадков</text:p>
      <text:p text:style-name="P13">True</text:p>
      <text:p text:style-name="P13">Датагод, месяц, день</text:p>
      <text:p text:style-name="P13"><text:soft-page-break/>2020</text:p>
      <text:p text:style-name="P13">1</text:p>
      <text:p text:style-name="P13">1</text:p>
      <text:p text:style-name="P13">исходная база данных :</text:p>
      <text:p text:style-name="P13">Цельсий2.0фаренгейт 1.0.кельвины1.0дата Sun Feb 01 00:00:00 MSK 3920</text:p>
      <text:p text:style-name="P13">введите нижнию границу температуры:</text:p>
      <text:p text:style-name="P13">0</text:p>
      <text:p text:style-name="P13">введите нижнию границу температуры</text:p>
      <text:p text:style-name="P13">1</text:p>
      <text:p text:style-name="P13">результат выбора</text:p>
      <text:p text:style-name="P13"/>
      <text:p text:style-name="P13">Process finished with exit code 0</text:p>
      <text:p text:style-name="P13"/>
      <text:p text:style-name="P1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ListLabel_20_10" style:display-name="ListLabel 10" style:family="text">
      <style:text-properties fo:color="#000000" loext:opacity="100%" style:font-name="Calibri" fo:font-family="Calibri" style:font-family-generic="roman" style:font-pitch="variable" fo:font-size="11pt" style:font-name-asian="Arial" style:font-family-asian="Arial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Default_20_Paragraph_20_Font" style:display-name="Default Paragraph Font" style:family="text"/>
    <style:style style:name="_32_893" style:display-name="2893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07:45.821861487</meta:creation-date>
    <dc:date>2023-12-05T11:22:33.304848152</dc:date>
    <meta:editing-duration>PT14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60" meta:word-count="1261" meta:character-count="11458" meta:non-whitespace-character-count="8557"/>
  </office:meta>
</office:document-meta>
</file>